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fo:language="en" fo:country="US"/>
    </style:style>
    <style:style style:name="P2" style:family="paragraph" style:parent-style-name="Title">
      <style:text-properties fo:language="en" fo:country="US"/>
    </style:style>
    <style:style style:name="P3" style:family="paragraph" style:parent-style-name="Text_20_body">
      <style:text-properties fo:language="en" fo:country="US"/>
    </style:style>
    <style:style style:name="P4" style:family="paragraph" style:parent-style-name="Standard">
      <style:text-properties style:font-name="Liberation Sans" fo:font-size="10pt" fo:language="en" fo:country="US" style:font-size-asian="10pt" style:font-size-complex="10pt"/>
    </style:style>
    <style:style style:name="P5" style:family="paragraph" style:parent-style-name="Standard">
      <style:text-properties style:font-name="Liberation Sans" fo:font-size="10pt" fo:language="en" fo:country="US" officeooo:rsid="0007bb6b" officeooo:paragraph-rsid="00074c20" style:font-size-asian="10pt" style:font-size-complex="10pt"/>
    </style:style>
    <style:style style:name="P6" style:family="paragraph" style:parent-style-name="Standard">
      <style:text-properties style:font-name="Liberation Sans" fo:font-size="10pt" fo:language="en" fo:country="US" officeooo:paragraph-rsid="0007bb6b" style:font-size-asian="10pt" style:font-size-complex="10pt"/>
    </style:style>
    <style:style style:name="P7" style:family="paragraph" style:parent-style-name="Standard">
      <style:text-properties style:font-name="Liberation Sans" fo:font-size="10pt" fo:language="en" fo:country="US" officeooo:paragraph-rsid="000874d5" style:font-size-asian="10pt" style:font-size-complex="10pt"/>
    </style:style>
    <style:style style:name="P8" style:family="paragraph" style:parent-style-name="Standard">
      <style:text-properties style:font-name="Liberation Sans" fo:font-size="10pt" fo:language="en" fo:country="US" officeooo:rsid="000874d5" officeooo:paragraph-rsid="000874d5" style:font-size-asian="10pt" style:font-size-complex="10pt"/>
    </style:style>
    <style:style style:name="P9" style:family="paragraph" style:parent-style-name="Standard">
      <style:text-properties style:font-name="Liberation Sans" fo:font-size="10pt" fo:language="en" fo:country="US" officeooo:paragraph-rsid="000b22eb" style:font-size-asian="10pt" style:font-size-complex="10pt"/>
    </style:style>
    <style:style style:name="P10" style:family="paragraph" style:parent-style-name="Standard">
      <style:text-properties style:font-name="Liberation Sans" fo:font-size="10pt" fo:language="en" fo:country="US" officeooo:rsid="000b22eb" officeooo:paragraph-rsid="000b22eb" style:font-size-asian="10pt" style:font-size-complex="10pt"/>
    </style:style>
    <style:style style:name="P11" style:family="paragraph" style:parent-style-name="Standard">
      <style:text-properties style:font-name="Liberation Sans" fo:font-size="10pt" fo:language="en" fo:country="US" officeooo:paragraph-rsid="00115fbf" style:font-size-asian="10pt" style:font-size-complex="10pt"/>
    </style:style>
    <style:style style:name="P12" style:family="paragraph" style:parent-style-name="Standard">
      <style:text-properties style:font-name="Liberation Sans" fo:font-size="10pt" fo:language="en" fo:country="US" officeooo:rsid="00115fbf" officeooo:paragraph-rsid="00115fbf" style:font-size-asian="10pt" style:font-size-complex="10pt"/>
    </style:style>
    <style:style style:name="P13" style:family="paragraph" style:parent-style-name="Standard">
      <style:text-properties style:font-name="Liberation Sans" fo:font-size="10pt" fo:language="en" fo:country="US" officeooo:rsid="0015df4b" officeooo:paragraph-rsid="0015df4b" style:font-size-asian="10pt" style:font-size-complex="10pt"/>
    </style:style>
    <style:style style:name="P14" style:family="paragraph" style:parent-style-name="Standard">
      <style:text-properties style:font-name="Liberation Sans" fo:font-size="10pt" fo:language="en" fo:country="US" officeooo:paragraph-rsid="0016b877" style:font-size-asian="10pt" style:font-size-complex="10pt"/>
    </style:style>
    <style:style style:name="P15" style:family="paragraph" style:parent-style-name="Standard">
      <style:text-properties style:font-name="Liberation Sans" fo:font-size="10pt" fo:language="en" fo:country="US" officeooo:rsid="0016b877" officeooo:paragraph-rsid="0016b877" style:font-size-asian="10pt" style:font-size-complex="10pt"/>
    </style:style>
    <style:style style:name="P16" style:family="paragraph" style:parent-style-name="Standard">
      <style:text-properties style:font-name="Liberation Sans" fo:font-size="10pt" fo:language="en" fo:country="US" fo:font-weight="bold" style:font-size-asian="10pt" style:font-weight-asian="bold" style:font-size-complex="10pt" style:font-weight-complex="bold"/>
    </style:style>
    <style:style style:name="P17" style:family="paragraph" style:parent-style-name="Standard">
      <style:text-properties style:font-name="Liberation Sans" fo:font-size="10pt" fo:language="en" fo:country="US" fo:font-weight="normal" style:font-size-asian="10pt" style:font-weight-asian="normal" style:font-size-complex="10pt" style:font-weight-complex="normal"/>
    </style:style>
    <style:style style:name="P18" style:family="paragraph" style:parent-style-name="Standard">
      <style:text-properties officeooo:paragraph-rsid="00148636"/>
    </style:style>
    <style:style style:name="T1" style:family="text">
      <style:text-properties officeooo:rsid="0005625f"/>
    </style:style>
    <style:style style:name="T2" style:family="text">
      <style:text-properties officeooo:rsid="0007bb6b"/>
    </style:style>
    <style:style style:name="T3" style:family="text">
      <style:text-properties style:font-name="Liberation Sans" fo:font-size="10pt" fo:language="en" fo:country="US" style:font-size-asian="10pt" style:font-size-complex="10pt"/>
    </style:style>
    <style:style style:name="T4" style:family="text">
      <style:text-properties style:font-name="Liberation Sans" fo:font-size="10pt" fo:language="en" fo:country="US" officeooo:rsid="000c7945" style:font-size-asian="10pt" style:font-size-complex="10pt"/>
    </style:style>
    <style:style style:name="T5" style:family="text">
      <style:text-properties style:font-name="Liberation Sans" fo:font-size="10pt" fo:language="en" fo:country="US" officeooo:rsid="000de556" style:font-size-asian="10pt" style:font-size-complex="10pt"/>
    </style:style>
    <style:style style:name="T6" style:family="text">
      <style:text-properties style:font-name="Liberation Sans" fo:font-size="10pt" fo:language="en" fo:country="US" officeooo:rsid="00148636" style:font-size-asian="10pt" style:font-size-complex="10pt"/>
    </style:style>
    <style:style style:name="T7" style:family="text">
      <style:text-properties fo:font-weight="bold" style:font-weight-asian="bold" style:font-weight-complex="bold"/>
    </style:style>
    <style:style style:name="T8" style:family="text">
      <style:text-properties fo:font-weight="bold" officeooo:rsid="0007bb6b"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0874d5" style:font-style-asian="normal" style:font-style-complex="normal"/>
    </style:style>
    <style:style style:name="T11" style:family="text">
      <style:text-properties officeooo:rsid="000c7945"/>
    </style:style>
    <style:style style:name="T12" style:family="text">
      <style:text-properties fo:font-weight="normal" officeooo:rsid="000c7945" style:font-weight-asian="normal" style:font-weight-complex="normal"/>
    </style:style>
    <style:style style:name="T13" style:family="text">
      <style:text-properties fo:font-weight="normal" officeooo:rsid="0007bb6b" style:font-weight-asian="normal" style:font-weight-complex="normal"/>
    </style:style>
    <style:style style:name="T14" style:family="text">
      <style:text-properties officeooo:rsid="0011bf57"/>
    </style:style>
    <style:style style:name="T15" style:family="text">
      <style:text-properties officeooo:rsid="00148636"/>
    </style:style>
    <style:style style:name="T16" style:family="text">
      <style:text-properties officeooo:rsid="0017ea8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IND</text:span> Planning</text:p>
      <text:p text:style-name="P1">Research Review</text:p>
      <text:p text:style-name="P3"/>
      <text:p text:style-name="P5">This short review relates three major advancements in the Planning domain, from 1971 to 1998.</text:p>
      <text:p text:style-name="P5">They are presented in chronological order and when they emerged they were all considered as top developments of AI applied to planning problems. </text:p>
      <text:p text:style-name="P4"/>
      <text:p text:style-name="Heading">1. <text:s/><text:span text:style-name="T13">STRIPS</text:span></text:p>
      <text:p text:style-name="P9"><text:span text:style-name="T2">So we will start with the </text:span><text:span text:style-name="T8">S</text:span><text:span text:style-name="T2">tanford </text:span><text:span text:style-name="T8">R</text:span><text:span text:style-name="T2">esearch </text:span><text:span text:style-name="T8">I</text:span><text:span text:style-name="T2">nstitute </text:span><text:span text:style-name="T8">P</text:span><text:span text:style-name="T2">roblem </text:span><text:span text:style-name="T8">S</text:span><text:span text:style-name="T2">olver, or </text:span><text:span text:style-name="T8">STRIPS</text:span><text:span text:style-name="T2">, developed by Richard Fikes and Nils Nilsson in 1971 [1].</text:span></text:p>
      <text:p text:style-name="P8"><text:bookmark text:name="result_box"/>STRIPS was first created as an automated planner whose goal was to be able to prove that a final state is true if it is the result of a succession of logical operations derived from an initial state, itself true .</text:p>
      <text:p text:style-name="P10"><text:bookmark text:name="result_box1"/>To achieve this, Richard Fikes and Nilsson Nilsson had to develop a formal language <text:span text:style-name="T11">that can be mathematically proven. </text:span><text:span text:style-name="T12">This language, also named STRIPS, is the true legacy of this project [2],</text:span><text:span text:style-name="T11"> it’s the base of modern “action languages” used for expressing automated planning problem instances.</text:span></text:p>
      <text:p text:style-name="P12">STRIPS makes the assumption that any condition not expressed in the initial state is considered as False, which is limiting the scope of solvable problems as many real life problems deals with partially known initial states. </text:p>
      <text:p text:style-name="P12">This led to the development of languages able to overcome th<text:span text:style-name="T14">o</text:span>se limitations.</text:p>
      <text:p text:style-name="P11"/>
      <text:p text:style-name="Heading">2. ADL</text:p>
      <text:p text:style-name="P6"><text:span text:style-name="T7">A</text:span>ction <text:span text:style-name="T7">D</text:span>escription <text:span text:style-name="T7">L</text:span>anguage (<text:span text:style-name="T7">ADL</text:span>) <text:span text:style-name="T14">is such an advancement of STRIPS. <text:s/></text:span></text:p>
      <text:p text:style-name="P6">Edwin Pednault proposed this language in 1987 <text:span text:style-name="T15">[3], initially for robots’ actions planning.</text:span></text:p>
      <text:p text:style-name="P13">The improvement over STRIPS is to allow the effects of an operator to be conditional.</text:p>
      <text:p text:style-name="P15">This allow ADL to define an initial state as an ensemble of conditions <text:span text:style-name="T16">and from this derive a chain of actions </text:span></text:p>
      <text:p text:style-name="P14"/>
      <text:p text:style-name="P14">This augmented the overall goal of planning languages which is to generate a plan by defining a goal, available actions, and</text:p>
      <text:p text:style-name="P14">the conditions under which those actions can take place. Key to advancing AI planning over STRIPS is</text:p>
      <text:p text:style-name="P14">that ADL is open world (STRIPS is not open world). Instead of assuming everything not defined in the</text:p>
      <text:p text:style-name="P14">initial condition is false, ADL assumes it is unknown. Open world and the allowance of negative literals</text:p>
      <text:p text:style-name="P14">and disjunctions makes ADL more flexible for planning applications in that it allows for more flexibility in</text:p>
      <text:p text:style-name="P14">the execution of actions towards goals</text:p>
      <text:p text:style-name="P4"/>
      <text:p text:style-name="P7">Planning Domain Definition Language (PDDL)</text:p>
      <text:p text:style-name="P4">PDDL, inspired by STRIPS and ADL, was developed by McDermott et al. in 1998 when they recognized</text:p>
      <text:p text:style-name="P4">the need for a more standardized AI planning language for use in the International Planning Competition</text:p>
      <text:p text:style-name="P4">(IPC). The main contribution of PDDL is that it has enabled researchers and competitors to share, re-use,</text:p>
      <text:p text:style-name="P4">and compare their work. This represents a significant advance in AI planning and has made many other</text:p>
      <text:p text:style-name="P4">advances in AI possible. As a sign of how useful and robust PDDL is, it continues to evolve through</text:p>
      <text:p text:style-name="P4">competition [3]. This is the language used in a large portion of this project, in combination with</text:p>
      <text:p text:style-name="P4">situational calculus. It allows us to define a goal, actions, conditions, and mutex, to enumerate over</text:p>
      <text:p text:style-name="P4">fluents to develop plans for reaching the goal.</text:p>
      <text:p text:style-name="P4"/>
      <text:p text:style-name="P4"/>
      <text:p text:style-name="P16">References</text:p>
      <text:p text:style-name="P17"><text:span text:style-name="Citation"><text:span text:style-name="T10">[1] </text:span></text:span><text:span text:style-name="Citation"><text:span text:style-name="T9">Richard E. Fikes, Nils J. Nilsson (Winter 1971). </text:span></text:span><text:a xlink:type="simple" xlink:href="http://ai.stanford.edu/~nilsson/OnlinePubs-Nils/PublishedPapers/strips.pdf" text:style-name="Internet_20_link" text:visited-style-name="Visited_20_Internet_20_Link"><text:span text:style-name="Citation"><text:span text:style-name="T9">"STRIPS: A New Approach to the Application of Theorem Proving to Problem Solving"</text:span></text:span></text:a></text:p>
      <text:p text:style-name="Standard"><text:span text:style-name="T4">[2]</text:span><text:span text:style-name="T3"> </text:span><text:a xlink:type="simple" xlink:href="https://en.wikipedia.org/wiki/STRIPS" text:style-name="Internet_20_link" text:visited-style-name="Visited_20_Internet_20_Link"><text:span text:style-name="T5">en.wikipedia.org/wiki/STRIPS</text:span></text:a></text:p>
      <text:p text:style-name="P18"><text:span text:style-name="T6">[3]</text:span><text:span text:style-name="T3"> </text:span><text:a xlink:type="simple" xlink:href="https://en.wikipedia.org/wiki/Action_description_language" text:style-name="Internet_20_link" text:visited-style-name="Visited_20_Internet_20_Link"><text:span text:style-name="T6">en.wikipedia.org/wiki/Action_description_language</text:span></text:a></text:p>
      <text:p text:style-name="P4"/>
      <text:p text:style-name="P4">3. https://en.wikipedia.org/wiki/Planning_Domain_Definition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6:28:51.183207834</meta:creation-date>
    <dc:date>2018-01-18T18:27:49.044274573</dc:date>
    <meta:editing-duration>PT1H2M17S</meta:editing-duration>
    <meta:editing-cycles>6</meta:editing-cycles>
    <meta:generator>LibreOffice/5.4.2.2$Linux_X86_64 LibreOffice_project/40m0$Build-2</meta:generator>
    <meta:document-statistic meta:table-count="0" meta:image-count="0" meta:object-count="0" meta:page-count="1" meta:paragraph-count="35" meta:word-count="520" meta:character-count="3244" meta:non-whitespace-character-count="2753"/>
  </office:meta>
</office:document-meta>
</file>